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0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2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15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3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4" table:number-columns-repeated="1018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temp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program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2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2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3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5" table:default-cell-style-name="ce20"/>
        <table:table-column table:style-name="co5" table:default-cell-style-name="ce19"/>
        <table:table-column table:style-name="co4" table:number-columns-repeated="1017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rdg_pow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int_pow</text:p>
          </table:table-cell>
          <table:table-cell table:style-name="ce18" office:value-type="string" calcext:value-type="string">
            <text:p>int_gas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0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0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0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0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0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0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0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0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0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0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2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01" calcext:value-type="date">
            <text:p>12/01/2023</text:p>
          </table:table-cell>
          <table:table-cell office:value-type="float" office:value="20255.2" calcext:value-type="float">
            <text:p>20255.2</text:p>
          </table:table-cell>
          <table:table-cell office:value-type="float" office:value="47518.2" calcext:value-type="float">
            <text:p>4751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08" calcext:value-type="date">
            <text:p>12/08/2023</text:p>
          </table:table-cell>
          <table:table-cell office:value-type="float" office:value="20293.1" calcext:value-type="float">
            <text:p>20293.1</text:p>
          </table:table-cell>
          <table:table-cell office:value-type="float" office:value="47564.4" calcext:value-type="float">
            <text:p>47564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15" calcext:value-type="date">
            <text:p>12/15/2023</text:p>
          </table:table-cell>
          <table:table-cell office:value-type="float" office:value="20319" calcext:value-type="float">
            <text:p>20319</text:p>
          </table:table-cell>
          <table:table-cell office:value-type="float" office:value="47609.3" calcext:value-type="float">
            <text:p>47609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22" calcext:value-type="date">
            <text:p>12/22/2023</text:p>
          </table:table-cell>
          <table:table-cell office:value-type="float" office:value="20347.3" calcext:value-type="float">
            <text:p>20347.3</text:p>
          </table:table-cell>
          <table:table-cell office:value-type="float" office:value="47656.4" calcext:value-type="float">
            <text:p>47656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29" calcext:value-type="date">
            <text:p>12/29/2023</text:p>
          </table:table-cell>
          <table:table-cell office:value-type="float" office:value="20372.3" calcext:value-type="float">
            <text:p>20372.3</text:p>
          </table:table-cell>
          <table:table-cell office:value-type="float" office:value="47700.9" calcext:value-type="float">
            <text:p>47700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05" calcext:value-type="date">
            <text:p>01/05/2024</text:p>
          </table:table-cell>
          <table:table-cell office:value-type="float" office:value="20391.9" calcext:value-type="float">
            <text:p>20391.9</text:p>
          </table:table-cell>
          <table:table-cell office:value-type="float" office:value="47729.7" calcext:value-type="float">
            <text:p>47729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12" calcext:value-type="date">
            <text:p>01/12/2024</text:p>
          </table:table-cell>
          <table:table-cell office:value-type="float" office:value="20429.2" calcext:value-type="float">
            <text:p>20429.2</text:p>
          </table:table-cell>
          <table:table-cell office:value-type="float" office:value="47774.2" calcext:value-type="float">
            <text:p>47774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19" calcext:value-type="date">
            <text:p>01/19/2024</text:p>
          </table:table-cell>
          <table:table-cell office:value-type="float" office:value="20469" calcext:value-type="float">
            <text:p>20469</text:p>
          </table:table-cell>
          <table:table-cell office:value-type="float" office:value="47825.5" calcext:value-type="float">
            <text:p>47825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26" calcext:value-type="date">
            <text:p>01/26/2024</text:p>
          </table:table-cell>
          <table:table-cell office:value-type="float" office:value="20501.6" calcext:value-type="float">
            <text:p>20501.6</text:p>
          </table:table-cell>
          <table:table-cell office:value-type="float" office:value="47870.5" calcext:value-type="float">
            <text:p>47870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02" calcext:value-type="date">
            <text:p>02/02/2024</text:p>
          </table:table-cell>
          <table:table-cell office:value-type="float" office:value="20532.3" calcext:value-type="float">
            <text:p>20532.3</text:p>
          </table:table-cell>
          <table:table-cell office:value-type="float" office:value="47915.5" calcext:value-type="float">
            <text:p>47915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09" calcext:value-type="date">
            <text:p>02/09/2024</text:p>
          </table:table-cell>
          <table:table-cell office:value-type="float" office:value="20556.8" calcext:value-type="float">
            <text:p>20556.8</text:p>
          </table:table-cell>
          <table:table-cell office:value-type="float" office:value="47961.8" calcext:value-type="float">
            <text:p>47961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16" calcext:value-type="date">
            <text:p>02/16/2024</text:p>
          </table:table-cell>
          <table:table-cell office:value-type="float" office:value="20575.7" calcext:value-type="float">
            <text:p>20575.7</text:p>
          </table:table-cell>
          <table:table-cell office:value-type="float" office:value="47987.05" calcext:value-type="float">
            <text:p>47987.0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23" calcext:value-type="date">
            <text:p>02/23/2024</text:p>
          </table:table-cell>
          <table:table-cell office:value-type="float" office:value="20596.3" calcext:value-type="float">
            <text:p>20596.3</text:p>
          </table:table-cell>
          <table:table-cell office:value-type="float" office:value="48021.5" calcext:value-type="float">
            <text:p>48021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01" calcext:value-type="date">
            <text:p>03/01/2024</text:p>
          </table:table-cell>
          <table:table-cell office:value-type="float" office:value="20622.3" calcext:value-type="float">
            <text:p>20622.3</text:p>
          </table:table-cell>
          <table:table-cell office:value-type="float" office:value="48055.8" calcext:value-type="float">
            <text:p>48055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08" calcext:value-type="date">
            <text:p>03/08/2024</text:p>
          </table:table-cell>
          <table:table-cell office:value-type="float" office:value="20646.8" calcext:value-type="float">
            <text:p>20646.8</text:p>
          </table:table-cell>
          <table:table-cell office:value-type="float" office:value="48093.1" calcext:value-type="float">
            <text:p>4809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15" calcext:value-type="date">
            <text:p>03/15/2024</text:p>
          </table:table-cell>
          <table:table-cell office:value-type="float" office:value="20670.6" calcext:value-type="float">
            <text:p>20670.6</text:p>
          </table:table-cell>
          <table:table-cell office:value-type="float" office:value="48137.3" calcext:value-type="float">
            <text:p>4813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22" calcext:value-type="date">
            <text:p>03/22/2024</text:p>
          </table:table-cell>
          <table:table-cell office:value-type="float" office:value="20692.1" calcext:value-type="float">
            <text:p>20692.1</text:p>
          </table:table-cell>
          <table:table-cell office:value-type="float" office:value="48164.5" calcext:value-type="float">
            <text:p>48164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29" calcext:value-type="date">
            <text:p>03/29/2024</text:p>
          </table:table-cell>
          <table:table-cell office:value-type="float" office:value="20710.3" calcext:value-type="float">
            <text:p>20710.3</text:p>
          </table:table-cell>
          <table:table-cell office:value-type="float" office:value="48199.2" calcext:value-type="float">
            <text:p>48199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05" calcext:value-type="date">
            <text:p>04/05/2024</text:p>
          </table:table-cell>
          <table:table-cell office:value-type="float" office:value="20729.2" calcext:value-type="float">
            <text:p>20729.2</text:p>
          </table:table-cell>
          <table:table-cell office:value-type="float" office:value="48233" calcext:value-type="float">
            <text:p>4823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12" calcext:value-type="date">
            <text:p>04/12/2024</text:p>
          </table:table-cell>
          <table:table-cell office:value-type="float" office:value="20746.1" calcext:value-type="float">
            <text:p>20746.1</text:p>
          </table:table-cell>
          <table:table-cell office:value-type="float" office:value="48257.5" calcext:value-type="float">
            <text:p>4825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19" calcext:value-type="date">
            <text:p>04/19/2024</text:p>
          </table:table-cell>
          <table:table-cell office:value-type="float" office:value="20760.2" calcext:value-type="float">
            <text:p>20760.2</text:p>
          </table:table-cell>
          <table:table-cell office:value-type="float" office:value="48288.7" calcext:value-type="float">
            <text:p>48288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26" calcext:value-type="date">
            <text:p>04/26/2024</text:p>
          </table:table-cell>
          <table:table-cell office:value-type="float" office:value="20776" calcext:value-type="float">
            <text:p>20776</text:p>
          </table:table-cell>
          <table:table-cell office:value-type="float" office:value="48331.6" calcext:value-type="float">
            <text:p>483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03" calcext:value-type="date">
            <text:p>05/03/2024</text:p>
          </table:table-cell>
          <table:table-cell office:value-type="float" office:value="20790" calcext:value-type="float">
            <text:p>20790</text:p>
          </table:table-cell>
          <table:table-cell office:value-type="float" office:value="48352.6" calcext:value-type="float">
            <text:p>4835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10" calcext:value-type="date">
            <text:p>05/10/2024</text:p>
          </table:table-cell>
          <table:table-cell office:value-type="float" office:value="20803" calcext:value-type="float">
            <text:p>20803</text:p>
          </table:table-cell>
          <table:table-cell office:value-type="float" office:value="48387.5" calcext:value-type="float">
            <text:p>4838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17" calcext:value-type="date">
            <text:p>05/17/2024</text:p>
          </table:table-cell>
          <table:table-cell office:value-type="float" office:value="20815.2" calcext:value-type="float">
            <text:p>20815.2</text:p>
          </table:table-cell>
          <table:table-cell office:value-type="float" office:value="48408.1" calcext:value-type="float">
            <text:p>48408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24" calcext:value-type="date">
            <text:p>05/24/2024</text:p>
          </table:table-cell>
          <table:table-cell office:value-type="float" office:value="20827.3" calcext:value-type="float">
            <text:p>20827.3</text:p>
          </table:table-cell>
          <table:table-cell office:value-type="float" office:value="48432.9" calcext:value-type="float">
            <text:p>48432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31" calcext:value-type="date">
            <text:p>05/31/2024</text:p>
          </table:table-cell>
          <table:table-cell office:value-type="float" office:value="20829" calcext:value-type="float">
            <text:p>20829</text:p>
          </table:table-cell>
          <table:table-cell office:value-type="float" office:value="48437.2" calcext:value-type="float">
            <text:p>48437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6-07" calcext:value-type="date">
            <text:p>06/07/2024</text:p>
          </table:table-cell>
          <table:table-cell office:value-type="float" office:value="20839.8" calcext:value-type="float">
            <text:p>20839.8</text:p>
          </table:table-cell>
          <table:table-cell office:value-type="float" office:value="48461.9" calcext:value-type="float">
            <text:p>48461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6-14" calcext:value-type="date">
            <text:p>06/14/2024</text:p>
          </table:table-cell>
          <table:table-cell office:value-type="float" office:value="20849.9" calcext:value-type="float">
            <text:p>20849.9</text:p>
          </table:table-cell>
          <table:table-cell office:value-type="float" office:value="48481" calcext:value-type="float">
            <text:p>4848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6-21" calcext:value-type="date">
            <text:p>06/21/2024</text:p>
          </table:table-cell>
          <table:table-cell office:value-type="float" office:value="20860.6" calcext:value-type="float">
            <text:p>20860.6</text:p>
          </table:table-cell>
          <table:table-cell office:value-type="float" office:value="48508.5" calcext:value-type="float">
            <text:p>48508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6-28" calcext:value-type="date">
            <text:p>06/28/2024</text:p>
          </table:table-cell>
          <table:table-cell office:value-type="float" office:value="20870.3" calcext:value-type="float">
            <text:p>20870.3</text:p>
          </table:table-cell>
          <table:table-cell office:value-type="float" office:value="48526.5" calcext:value-type="float">
            <text:p>48526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7-05" calcext:value-type="date">
            <text:p>07/05/2024</text:p>
          </table:table-cell>
          <table:table-cell office:value-type="float" office:value="20878.9" calcext:value-type="float">
            <text:p>20878.9</text:p>
          </table:table-cell>
          <table:table-cell office:value-type="float" office:value="48555.1" calcext:value-type="float">
            <text:p>48555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7-12" calcext:value-type="date">
            <text:p>07/12/2024</text:p>
          </table:table-cell>
          <table:table-cell office:value-type="float" office:value="20887.7" calcext:value-type="float">
            <text:p>20887.7</text:p>
          </table:table-cell>
          <table:table-cell office:value-type="float" office:value="48578" calcext:value-type="float">
            <text:p>4857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7-19" calcext:value-type="date">
            <text:p>07/19/2024</text:p>
          </table:table-cell>
          <table:table-cell office:value-type="float" office:value="20896.6" calcext:value-type="float">
            <text:p>20896.6</text:p>
          </table:table-cell>
          <table:table-cell office:value-type="float" office:value="48605" calcext:value-type="float">
            <text:p>4860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7-26" calcext:value-type="date">
            <text:p>07/26/2024</text:p>
          </table:table-cell>
          <table:table-cell office:value-type="float" office:value="20905.3" calcext:value-type="float">
            <text:p>20905.3</text:p>
          </table:table-cell>
          <table:table-cell office:value-type="float" office:value="48637.3" calcext:value-type="float">
            <text:p>4863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02" calcext:value-type="date">
            <text:p>08/02/2024</text:p>
          </table:table-cell>
          <table:table-cell office:value-type="float" office:value="20914" calcext:value-type="float">
            <text:p>20914</text:p>
          </table:table-cell>
          <table:table-cell office:value-type="float" office:value="48660.2" calcext:value-type="float">
            <text:p>4866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09" calcext:value-type="date">
            <text:p>08/09/2024</text:p>
          </table:table-cell>
          <table:table-cell office:value-type="float" office:value="20922.7" calcext:value-type="float">
            <text:p>20922.7</text:p>
          </table:table-cell>
          <table:table-cell office:value-type="float" office:value="48680.8" calcext:value-type="float">
            <text:p>4868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16" calcext:value-type="date">
            <text:p>08/16/2024</text:p>
          </table:table-cell>
          <table:table-cell office:value-type="float" office:value="20931.5" calcext:value-type="float">
            <text:p>20931.5</text:p>
          </table:table-cell>
          <table:table-cell office:value-type="float" office:value="48704.5" calcext:value-type="float">
            <text:p>48704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23" calcext:value-type="date">
            <text:p>08/23/2024</text:p>
          </table:table-cell>
          <table:table-cell office:value-type="float" office:value="20932.8" calcext:value-type="float">
            <text:p>20932.8</text:p>
          </table:table-cell>
          <table:table-cell office:value-type="float" office:value="48710.9" calcext:value-type="float">
            <text:p>48710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30" calcext:value-type="date">
            <text:p>08/30/2024</text:p>
          </table:table-cell>
          <table:table-cell office:value-type="float" office:value="20932.8" calcext:value-type="float">
            <text:p>20932.8</text:p>
          </table:table-cell>
          <table:table-cell office:value-type="float" office:value="48710.9" calcext:value-type="float">
            <text:p>48710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9-06" calcext:value-type="date">
            <text:p>09/06/2024</text:p>
          </table:table-cell>
          <table:table-cell office:value-type="float" office:value="20940.6" calcext:value-type="float">
            <text:p>20940.6</text:p>
          </table:table-cell>
          <table:table-cell office:value-type="float" office:value="48743.3" calcext:value-type="float">
            <text:p>48743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9-13" calcext:value-type="date">
            <text:p>09/13/2024</text:p>
          </table:table-cell>
          <table:table-cell office:value-type="float" office:value="20950.2" calcext:value-type="float">
            <text:p>20950.2</text:p>
          </table:table-cell>
          <table:table-cell office:value-type="float" office:value="48783.1" calcext:value-type="float">
            <text:p>4878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9-20" calcext:value-type="date">
            <text:p>09/20/2024</text:p>
          </table:table-cell>
          <table:table-cell office:value-type="float" office:value="20961" calcext:value-type="float">
            <text:p>20961</text:p>
          </table:table-cell>
          <table:table-cell office:value-type="float" office:value="48830.6" calcext:value-type="float">
            <text:p>48830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9-27" calcext:value-type="date">
            <text:p>09/27/2024</text:p>
          </table:table-cell>
          <table:table-cell office:value-type="float" office:value="20972" calcext:value-type="float">
            <text:p>20972</text:p>
          </table:table-cell>
          <table:table-cell office:value-type="float" office:value="48871.3" calcext:value-type="float">
            <text:p>48871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0-04" calcext:value-type="date">
            <text:p>10/04/2024</text:p>
          </table:table-cell>
          <table:table-cell office:value-type="float" office:value="20983.3" calcext:value-type="float">
            <text:p>20983.3</text:p>
          </table:table-cell>
          <table:table-cell office:value-type="float" office:value="48925.2" calcext:value-type="float">
            <text:p>48925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0-11" calcext:value-type="date">
            <text:p>10/11/2024</text:p>
          </table:table-cell>
          <table:table-cell office:value-type="float" office:value="20998" calcext:value-type="float">
            <text:p>20998</text:p>
          </table:table-cell>
          <table:table-cell office:value-type="float" office:value="48976.6" calcext:value-type="float">
            <text:p>48976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0-18" calcext:value-type="date">
            <text:p>10/18/2024</text:p>
          </table:table-cell>
          <table:table-cell office:value-type="float" office:value="21014.7" calcext:value-type="float">
            <text:p>21014.7</text:p>
          </table:table-cell>
          <table:table-cell office:value-type="float" office:value="49018" calcext:value-type="float">
            <text:p>4901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0-25" calcext:value-type="date">
            <text:p>10/25/2024</text:p>
          </table:table-cell>
          <table:table-cell office:value-type="float" office:value="21031.1" calcext:value-type="float">
            <text:p>21031.1</text:p>
          </table:table-cell>
          <table:table-cell office:value-type="float" office:value="49075.4" calcext:value-type="float">
            <text:p>4907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1-01" calcext:value-type="date">
            <text:p>11/01/2024</text:p>
          </table:table-cell>
          <table:table-cell office:value-type="float" office:value="21048.1" calcext:value-type="float">
            <text:p>21048.1</text:p>
          </table:table-cell>
          <table:table-cell office:value-type="float" office:value="49143.3" calcext:value-type="float">
            <text:p>49143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1-08" calcext:value-type="date">
            <text:p>11/08/2024</text:p>
          </table:table-cell>
          <table:table-cell office:value-type="float" office:value="21069.9" calcext:value-type="float">
            <text:p>21069.9</text:p>
          </table:table-cell>
          <table:table-cell office:value-type="float" office:value="49209.8" calcext:value-type="float">
            <text:p>49209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1-15" calcext:value-type="date">
            <text:p>11/15/2024</text:p>
          </table:table-cell>
          <table:table-cell office:value-type="float" office:value="21094.1" calcext:value-type="float">
            <text:p>21094.1</text:p>
          </table:table-cell>
          <table:table-cell office:value-type="float" office:value="49275" calcext:value-type="float">
            <text:p>4927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1-22" calcext:value-type="date">
            <text:p>11/22/2024</text:p>
          </table:table-cell>
          <table:table-cell office:value-type="float" office:value="21118.1" calcext:value-type="float">
            <text:p>21118.1</text:p>
          </table:table-cell>
          <table:table-cell office:value-type="float" office:value="49331.6" calcext:value-type="float">
            <text:p>493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1-29" calcext:value-type="date">
            <text:p>11/29/2024</text:p>
          </table:table-cell>
          <table:table-cell office:value-type="float" office:value="21144.3" calcext:value-type="float">
            <text:p>21144.3</text:p>
          </table:table-cell>
          <table:table-cell office:value-type="float" office:value="49390.2" calcext:value-type="float">
            <text:p>4939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2-06" calcext:value-type="date">
            <text:p>12/06/2024</text:p>
          </table:table-cell>
          <table:table-cell office:value-type="float" office:value="21175.9" calcext:value-type="float">
            <text:p>21175.9</text:p>
          </table:table-cell>
          <table:table-cell office:value-type="float" office:value="49454.4" calcext:value-type="float">
            <text:p>49454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2-13" calcext:value-type="date">
            <text:p>12/13/2024</text:p>
          </table:table-cell>
          <table:table-cell office:value-type="float" office:value="21204.4" calcext:value-type="float">
            <text:p>21204.4</text:p>
          </table:table-cell>
          <table:table-cell office:value-type="float" office:value="49521.2" calcext:value-type="float">
            <text:p>49521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2-20" calcext:value-type="date">
            <text:p>12/20/2024</text:p>
          </table:table-cell>
          <table:table-cell office:value-type="float" office:value="21233.6" calcext:value-type="float">
            <text:p>21233.6</text:p>
          </table:table-cell>
          <table:table-cell office:value-type="float" office:value="49594.7" calcext:value-type="float">
            <text:p>49594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2-27" calcext:value-type="date">
            <text:p>12/27/2024</text:p>
          </table:table-cell>
          <table:table-cell office:value-type="float" office:value="21265.1" calcext:value-type="float">
            <text:p>21265.1</text:p>
          </table:table-cell>
          <table:table-cell office:value-type="float" office:value="49663.4" calcext:value-type="float">
            <text:p>49663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1-03" calcext:value-type="date">
            <text:p>01/03/2025</text:p>
          </table:table-cell>
          <table:table-cell office:value-type="float" office:value="21312.9" calcext:value-type="float">
            <text:p>21312.9</text:p>
          </table:table-cell>
          <table:table-cell office:value-type="float" office:value="49720.2" calcext:value-type="float">
            <text:p>4972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1-10" calcext:value-type="date">
            <text:p>01/10/2025</text:p>
          </table:table-cell>
          <table:table-cell office:value-type="float" office:value="21341.9" calcext:value-type="float">
            <text:p>21341.9</text:p>
          </table:table-cell>
          <table:table-cell office:value-type="float" office:value="49766" calcext:value-type="float">
            <text:p>4976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1-17" calcext:value-type="date">
            <text:p>01/17/2025</text:p>
          </table:table-cell>
          <table:table-cell office:value-type="float" office:value="21393.6" calcext:value-type="float">
            <text:p>21393.6</text:p>
          </table:table-cell>
          <table:table-cell office:value-type="float" office:value="49830.7" calcext:value-type="float">
            <text:p>49830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1-24" calcext:value-type="date">
            <text:p>01/24/2025</text:p>
          </table:table-cell>
          <table:table-cell office:value-type="float" office:value="21434.7" calcext:value-type="float">
            <text:p>21434.7</text:p>
          </table:table-cell>
          <table:table-cell office:value-type="float" office:value="49888.9" calcext:value-type="float">
            <text:p>49888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1-31" calcext:value-type="date">
            <text:p>01/31/2025</text:p>
          </table:table-cell>
          <table:table-cell office:value-type="float" office:value="21462.2" calcext:value-type="float">
            <text:p>21462.2</text:p>
          </table:table-cell>
          <table:table-cell office:value-type="float" office:value="49948.7" calcext:value-type="float">
            <text:p>49948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2-07" calcext:value-type="date">
            <text:p>02/07/2025</text:p>
          </table:table-cell>
          <table:table-cell office:value-type="float" office:value="21508.7" calcext:value-type="float">
            <text:p>21508.7</text:p>
          </table:table-cell>
          <table:table-cell office:value-type="float" office:value="50007.7" calcext:value-type="float">
            <text:p>50007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2-14" calcext:value-type="date">
            <text:p>02/14/2025</text:p>
          </table:table-cell>
          <table:table-cell office:value-type="float" office:value="21544.4" calcext:value-type="float">
            <text:p>21544.4</text:p>
          </table:table-cell>
          <table:table-cell office:value-type="float" office:value="50061" calcext:value-type="float">
            <text:p>5006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2-21" calcext:value-type="date">
            <text:p>02/21/2025</text:p>
          </table:table-cell>
          <table:table-cell office:value-type="float" office:value="21592.3" calcext:value-type="float">
            <text:p>21592.3</text:p>
          </table:table-cell>
          <table:table-cell office:value-type="float" office:value="50112.9" calcext:value-type="float">
            <text:p>50112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2-28" calcext:value-type="date">
            <text:p>02/28/2025</text:p>
          </table:table-cell>
          <table:table-cell office:value-type="float" office:value="21621.3" calcext:value-type="float">
            <text:p>21621.3</text:p>
          </table:table-cell>
          <table:table-cell office:value-type="float" office:value="50164.7" calcext:value-type="float">
            <text:p>50164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3-07" calcext:value-type="date">
            <text:p>03/07/2025</text:p>
          </table:table-cell>
          <table:table-cell office:value-type="float" office:value="21652.4" calcext:value-type="float">
            <text:p>21652.4</text:p>
          </table:table-cell>
          <table:table-cell office:value-type="float" office:value="50193.8" calcext:value-type="float">
            <text:p>50193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3-14" calcext:value-type="date">
            <text:p>03/14/2025</text:p>
          </table:table-cell>
          <table:table-cell office:value-type="float" office:value="21675" calcext:value-type="float">
            <text:p>21675</text:p>
          </table:table-cell>
          <table:table-cell office:value-type="float" office:value="50242.2" calcext:value-type="float">
            <text:p>50242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3-21" calcext:value-type="date">
            <text:p>03/21/2025</text:p>
          </table:table-cell>
          <table:table-cell office:value-type="float" office:value="21705" calcext:value-type="float">
            <text:p>21705</text:p>
          </table:table-cell>
          <table:table-cell office:value-type="float" office:value="50288.2" calcext:value-type="float">
            <text:p>5028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3-28" calcext:value-type="date">
            <text:p>03/28/2025</text:p>
          </table:table-cell>
          <table:table-cell office:value-type="float" office:value="21726.3" calcext:value-type="float">
            <text:p>21726.3</text:p>
          </table:table-cell>
          <table:table-cell office:value-type="float" office:value="50333.2" calcext:value-type="float">
            <text:p>50333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4-04" calcext:value-type="date">
            <text:p>04/04/2025</text:p>
          </table:table-cell>
          <table:table-cell office:value-type="float" office:value="21745.8" calcext:value-type="float">
            <text:p>21745.8</text:p>
          </table:table-cell>
          <table:table-cell office:value-type="float" office:value="50371.8" calcext:value-type="float">
            <text:p>50371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4-11" calcext:value-type="date">
            <text:p>04/11/2025</text:p>
          </table:table-cell>
          <table:table-cell office:value-type="float" office:value="21770.3" calcext:value-type="float">
            <text:p>21770.3</text:p>
          </table:table-cell>
          <table:table-cell office:value-type="float" office:value="50409.3" calcext:value-type="float">
            <text:p>50409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4-18" calcext:value-type="date">
            <text:p>04/18/2025</text:p>
          </table:table-cell>
          <table:table-cell office:value-type="float" office:value="21784" calcext:value-type="float">
            <text:p>21784</text:p>
          </table:table-cell>
          <table:table-cell office:value-type="float" office:value="50452.8" calcext:value-type="float">
            <text:p>50452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4-25" calcext:value-type="date">
            <text:p>04/25/2025</text:p>
          </table:table-cell>
          <table:table-cell office:value-type="float" office:value="21800.5" calcext:value-type="float">
            <text:p>21800.5</text:p>
          </table:table-cell>
          <table:table-cell office:value-type="float" office:value="50500.9" calcext:value-type="float">
            <text:p>50500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5-02" calcext:value-type="date">
            <text:p>05/02/2025</text:p>
          </table:table-cell>
          <table:table-cell office:value-type="float" office:value="21814" calcext:value-type="float">
            <text:p>21814</text:p>
          </table:table-cell>
          <table:table-cell office:value-type="float" office:value="50518.6" calcext:value-type="float">
            <text:p>5051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5-09" calcext:value-type="date">
            <text:p>05/09/2025</text:p>
          </table:table-cell>
          <table:table-cell office:value-type="float" office:value="21830.3" calcext:value-type="float">
            <text:p>21830.3</text:p>
          </table:table-cell>
          <table:table-cell office:value-type="float" office:value="50556.3" calcext:value-type="float">
            <text:p>50556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5-16" calcext:value-type="date">
            <text:p>05/16/2025</text:p>
          </table:table-cell>
          <table:table-cell office:value-type="float" office:value="21846.6" calcext:value-type="float">
            <text:p>21846.6</text:p>
          </table:table-cell>
          <table:table-cell office:value-type="float" office:value="50578.7" calcext:value-type="float">
            <text:p>50578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5-23" calcext:value-type="date">
            <text:p>05/23/2025</text:p>
          </table:table-cell>
          <table:table-cell office:value-type="float" office:value="21862.8" calcext:value-type="float">
            <text:p>21862.8</text:p>
          </table:table-cell>
          <table:table-cell office:value-type="float" office:value="50611.7" calcext:value-type="float">
            <text:p>50611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5-30" calcext:value-type="date">
            <text:p>05/30/2025</text:p>
          </table:table-cell>
          <table:table-cell office:value-type="float" office:value="21878.7" calcext:value-type="float">
            <text:p>21878.7</text:p>
          </table:table-cell>
          <table:table-cell office:value-type="float" office:value="50650" calcext:value-type="float">
            <text:p>50650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6-06" calcext:value-type="date">
            <text:p>06/06/2025</text:p>
          </table:table-cell>
          <table:table-cell office:value-type="float" office:value="21890.5" calcext:value-type="float">
            <text:p>21890.5</text:p>
          </table:table-cell>
          <table:table-cell office:value-type="float" office:value="50682.7" calcext:value-type="float">
            <text:p>5068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6-13" calcext:value-type="date">
            <text:p>06/13/2025</text:p>
          </table:table-cell>
          <table:table-cell office:value-type="float" office:value="21903.8" calcext:value-type="float">
            <text:p>21903.8</text:p>
          </table:table-cell>
          <table:table-cell office:value-type="float" office:value="50717.8" calcext:value-type="float">
            <text:p>50717.8</text:p>
          </table:table-cell>
          <table:table-cell office:value-type="string" calcext:value-type="string">
            <text:p>change power reader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5-06-20" calcext:value-type="date">
            <text:p>06/20/2025</text:p>
          </table:table-cell>
          <table:table-cell office:value-type="float" office:value="21908.4" calcext:value-type="float">
            <text:p>21908.4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6-27" calcext:value-type="date">
            <text:p>06/27/2025</text:p>
          </table:table-cell>
          <table:table-cell office:value-type="float" office:value="21917.7" calcext:value-type="float">
            <text:p>21917.7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7-04" calcext:value-type="date">
            <text:p>07/04/2025</text:p>
          </table:table-cell>
          <table:table-cell office:value-type="float" office:value="21926" calcext:value-type="float">
            <text:p>21926</text:p>
          </table:table-cell>
          <table:table-cell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7-11" calcext:value-type="date">
            <text:p>07/11/2025</text:p>
          </table:table-cell>
          <table:table-cell office:value-type="float" office:value="21936.5" calcext:value-type="float">
            <text:p>21936.5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7-18" calcext:value-type="date">
            <text:p>07/18/2025</text:p>
          </table:table-cell>
          <table:table-cell office:value-type="float" office:value="21947.3" calcext:value-type="float">
            <text:p>21947.3</text:p>
          </table:table-cell>
          <table:table-cell office:value-type="float" office:value="173" calcext:value-type="float">
            <text:p>17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7-25" calcext:value-type="date">
            <text:p>07/25/2025</text:p>
          </table:table-cell>
          <table:table-cell office:value-type="float" office:value="21956.4" calcext:value-type="float">
            <text:p>21956.4</text:p>
          </table:table-cell>
          <table:table-cell office:value-type="float" office:value="209" calcext:value-type="float">
            <text:p>20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8-01" calcext:value-type="date">
            <text:p>08/01/2025</text:p>
          </table:table-cell>
          <table:table-cell office:value-type="float" office:value="21966.2" calcext:value-type="float">
            <text:p>21966.2</text:p>
          </table:table-cell>
          <table:table-cell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8-08" calcext:value-type="date">
            <text:p>08/08/2025</text:p>
          </table:table-cell>
          <table:table-cell office:value-type="float" office:value="21966.2" calcext:value-type="float">
            <text:p>21966.2</text:p>
          </table:table-cell>
          <table:table-cell office:value-type="float" office:value="271" calcext:value-type="float">
            <text:p>27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8-15" calcext:value-type="date">
            <text:p>08/15/2025</text:p>
          </table:table-cell>
          <table:table-cell office:value-type="float" office:value="21969.1" calcext:value-type="float">
            <text:p>21969.1</text:p>
          </table:table-cell>
          <table:table-cell office:value-type="float" office:value="287" calcext:value-type="float">
            <text:p>28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8-22" calcext:value-type="date">
            <text:p>08/22/2025</text:p>
          </table:table-cell>
          <table:table-cell office:value-type="float" office:value="21979" calcext:value-type="float">
            <text:p>21979</text:p>
          </table:table-cell>
          <table:table-cell office:value-type="float" office:value="321" calcext:value-type="float">
            <text:p>32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8-29" calcext:value-type="date">
            <text:p>08/29/2025</text:p>
          </table:table-cell>
          <table:table-cell office:value-type="float" office:value="21992.4" calcext:value-type="float">
            <text:p>21992.4</text:p>
          </table:table-cell>
          <table:table-cell office:value-type="float" office:value="358" calcext:value-type="float">
            <text:p>35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9-05" calcext:value-type="date">
            <text:p>09/05/2025</text:p>
          </table:table-cell>
          <table:table-cell office:value-type="float" office:value="22004.7" calcext:value-type="float">
            <text:p>22004.7</text:p>
          </table:table-cell>
          <table:table-cell office:value-type="float" office:value="409" calcext:value-type="float">
            <text:p>40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9-12" calcext:value-type="date">
            <text:p>09/12/2025</text:p>
          </table:table-cell>
          <table:table-cell office:value-type="float" office:value="22016" calcext:value-type="float">
            <text:p>22016</text:p>
          </table:table-cell>
          <table:table-cell office:value-type="float" office:value="445" calcext:value-type="float">
            <text:p>44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9-19" calcext:value-type="date">
            <text:p>09/19/2025</text:p>
          </table:table-cell>
          <table:table-cell office:value-type="float" office:value="22029.6" calcext:value-type="float">
            <text:p>22029.6</text:p>
          </table:table-cell>
          <table:table-cell office:value-type="float" office:value="489" calcext:value-type="float">
            <text:p>48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9-26" calcext:value-type="date">
            <text:p>09/26/2025</text:p>
          </table:table-cell>
          <table:table-cell office:value-type="float" office:value="22043.3" calcext:value-type="float">
            <text:p>22043.3</text:p>
          </table:table-cell>
          <table:table-cell office:value-type="float" office:value="540" calcext:value-type="float">
            <text:p>540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10-03" calcext:value-type="date">
            <text:p>10/03/2025</text:p>
          </table:table-cell>
          <table:table-cell office:value-type="float" office:value="22059.4" calcext:value-type="float">
            <text:p>22059.4</text:p>
          </table:table-cell>
          <table:table-cell office:value-type="float" office:value="595" calcext:value-type="float">
            <text:p>59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10-10" calcext:value-type="date">
            <text:p>10/10/2025</text:p>
          </table:table-cell>
          <table:table-cell office:value-type="float" office:value="22079.1" calcext:value-type="float">
            <text:p>22079.1</text:p>
          </table:table-cell>
          <table:table-cell office:value-type="float" office:value="653" calcext:value-type="float">
            <text:p>65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10-17" calcext:value-type="date">
            <text:p>10/17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10-24" calcext:value-type="date">
            <text:p>10/24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10-31" calcext:value-type="date">
            <text:p>10/31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11-07" calcext:value-type="date">
            <text:p>11/07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11-14" calcext:value-type="date">
            <text:p>11/14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11-21" calcext:value-type="date">
            <text:p>11/21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11-28" calcext:value-type="date">
            <text:p>11/28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12-05" calcext:value-type="date">
            <text:p>12/05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12-12" calcext:value-type="date">
            <text:p>12/12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12-19" calcext:value-type="date">
            <text:p>12/19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12-26" calcext:value-type="date">
            <text:p>12/26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1-02" calcext:value-type="date">
            <text:p>01/02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1-09" calcext:value-type="date">
            <text:p>01/09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1-16" calcext:value-type="date">
            <text:p>01/16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1-23" calcext:value-type="date">
            <text:p>01/23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1-30" calcext:value-type="date">
            <text:p>01/30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2-06" calcext:value-type="date">
            <text:p>02/06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2-13" calcext:value-type="date">
            <text:p>02/13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2-20" calcext:value-type="date">
            <text:p>02/20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2-27" calcext:value-type="date">
            <text:p>02/27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3-06" calcext:value-type="date">
            <text:p>03/06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3-13" calcext:value-type="date">
            <text:p>03/13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3-20" calcext:value-type="date">
            <text:p>03/20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3-27" calcext:value-type="date">
            <text:p>03/27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4-03" calcext:value-type="date">
            <text:p>04/03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4-10" calcext:value-type="date">
            <text:p>04/10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4-17" calcext:value-type="date">
            <text:p>04/17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4-24" calcext:value-type="date">
            <text:p>04/24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5-01" calcext:value-type="date">
            <text:p>05/01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5-08" calcext:value-type="date">
            <text:p>05/08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5-15" calcext:value-type="date">
            <text:p>05/15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5-22" calcext:value-type="date">
            <text:p>05/22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5-29" calcext:value-type="date">
            <text:p>05/29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6-05" calcext:value-type="date">
            <text:p>06/05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6-12" calcext:value-type="date">
            <text:p>06/12/2026</text:p>
          </table:table-cell>
          <table:table-cell table:number-columns-repeated="1022"/>
        </table:table-row>
        <table:table-row table:style-name="ro1" table:number-rows-repeated="1048367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7"/>
        <table:table-column table:style-name="co2" table:number-columns-repeated="2" table:default-cell-style-name="ce19"/>
        <table:table-column table:style-name="co4" table:default-cell-style-name="ce16"/>
        <table:table-column table:style-name="co4" table:number-columns-repeated="1020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gas</text:p>
          </table:table-cell>
          <table:table-cell table:style-name="ce18" office:value-type="string" calcext:value-type="string">
            <text:p>electricity</text:p>
          </table:table-cell>
          <table:table-cell table:style-name="ce18" table:number-columns-repeated="1021"/>
        </table:table-row>
        <table:table-row table:style-name="ro1">
          <table:table-cell table:style-name="ce16" office:value-type="date" office:date-value="2025-07-04" calcext:value-type="date">
            <text:p>07/04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7-11" calcext:value-type="date">
            <text:p>07/11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7-18" calcext:value-type="date">
            <text:p>07/18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7-25" calcext:value-type="date">
            <text:p>07/25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8-01" calcext:value-type="date">
            <text:p>08/01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8-08" calcext:value-type="date">
            <text:p>08/08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8-15" calcext:value-type="date">
            <text:p>08/15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8-22" calcext:value-type="date">
            <text:p>08/22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8-29" calcext:value-type="date">
            <text:p>08/29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9-05" calcext:value-type="date">
            <text:p>09/05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9-12" calcext:value-type="date">
            <text:p>09/12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9-19" calcext:value-type="date">
            <text:p>09/19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9-26" calcext:value-type="date">
            <text:p>09/26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0-03" calcext:value-type="date">
            <text:p>10/03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0-10" calcext:value-type="date">
            <text:p>10/10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0-17" calcext:value-type="date">
            <text:p>10/17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0-24" calcext:value-type="date">
            <text:p>10/24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0-31" calcext:value-type="date">
            <text:p>10/31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1-07" calcext:value-type="date">
            <text:p>11/07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1-14" calcext:value-type="date">
            <text:p>11/14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1-21" calcext:value-type="date">
            <text:p>11/21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1-28" calcext:value-type="date">
            <text:p>11/28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2-05" calcext:value-type="date">
            <text:p>12/05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2-12" calcext:value-type="date">
            <text:p>12/12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2-19" calcext:value-type="date">
            <text:p>12/19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2-26" calcext:value-type="date">
            <text:p>12/26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1-02" calcext:value-type="date">
            <text:p>01/02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1-09" calcext:value-type="date">
            <text:p>01/09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1-16" calcext:value-type="date">
            <text:p>01/16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1-23" calcext:value-type="date">
            <text:p>01/23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1-30" calcext:value-type="date">
            <text:p>01/30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2-06" calcext:value-type="date">
            <text:p>02/06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2-13" calcext:value-type="date">
            <text:p>02/13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2-20" calcext:value-type="date">
            <text:p>02/20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2-27" calcext:value-type="date">
            <text:p>02/27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3-06" calcext:value-type="date">
            <text:p>03/06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3-13" calcext:value-type="date">
            <text:p>03/13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3-20" calcext:value-type="date">
            <text:p>03/20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3-27" calcext:value-type="date">
            <text:p>03/27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4-03" calcext:value-type="date">
            <text:p>04/03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4-10" calcext:value-type="date">
            <text:p>04/10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4-17" calcext:value-type="date">
            <text:p>04/17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4-24" calcext:value-type="date">
            <text:p>04/24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5-01" calcext:value-type="date">
            <text:p>05/01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5-08" calcext:value-type="date">
            <text:p>05/08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5-15" calcext:value-type="date">
            <text:p>05/15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5-22" calcext:value-type="date">
            <text:p>05/22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5-29" calcext:value-type="date">
            <text:p>05/29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6-05" calcext:value-type="date">
            <text:p>06/05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6-12" calcext:value-type="date">
            <text:p>06/12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6-19" calcext:value-type="date">
            <text:p>06/19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6-26" calcext:value-type="date">
            <text:p>06/26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7-03" calcext:value-type="date">
            <text:p>07/03/2026</text:p>
          </table:table-cell>
          <table:table-cell table:number-columns-repeated="1023"/>
        </table:table-row>
        <table:table-row table:style-name="ro1" table:number-rows-repeated="1048348">
          <table:table-cell table:number-columns-repeated="1024"/>
        </table:table-row>
        <table:table-row table:style-name="ro2" table:number-rows-repeated="1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6" number:min-decimal-places="6"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96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5-10-12T15:35:17.789189705</dc:date>
    <meta:editing-duration>PT5H9M26S</meta:editing-duration>
    <meta:editing-cycles>118</meta:editing-cycles>
    <meta:generator>LibreOffice/7.3.7.2$Linux_X86_64 LibreOffice_project/30$Build-2</meta:generator>
    <meta:print-date>2025-07-05T20:13:16.113192719</meta:print-date>
    <meta:document-statistic meta:table-count="3" meta:cell-count="1077" meta:object-count="0"/>
  </office:meta>
</office:document-meta>
</file>